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15e7" officeooo:paragraph-rsid="000415e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415e7" officeooo:paragraph-rsid="000415e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ont Royal Game Brainstorming</text:p>
      <text:p text:style-name="P1"/>
      <text:p text:style-name="P2">-Explore abandoned AVTEX factory</text:p>
      <text:p text:style-name="P2"/>
      <text:p text:style-name="P2">-Women crashes into the new pavilion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1T20:52:23.374577143</meta:creation-date>
    <dc:date>2024-08-11T21:03:15.019987571</dc:date>
    <meta:editing-duration>PT10M51S</meta:editing-duration>
    <meta:editing-cycles>1</meta:editing-cycles>
    <meta:document-statistic meta:table-count="0" meta:image-count="0" meta:object-count="0" meta:page-count="1" meta:paragraph-count="3" meta:word-count="14" meta:character-count="99" meta:non-whitespace-character-count="87"/>
    <meta:generator>LibreOffice/7.6.7.2$Linux_X86_64 LibreOffice_project/60$Build-2</meta:generator>
  </office:meta>
</office:document-meta>
</file>